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bf3" officeooo:paragraph-rsid="0012abf3"/>
    </style:style>
    <style:style style:name="P2" style:family="paragraph" style:parent-style-name="Standard">
      <style:text-properties officeooo:rsid="0012abf3" officeooo:paragraph-rsid="0015aa2c"/>
    </style:style>
    <style:style style:name="P3" style:family="paragraph" style:parent-style-name="Standard">
      <style:text-properties officeooo:rsid="001455e0" officeooo:paragraph-rsid="001455e0"/>
    </style:style>
    <style:style style:name="P4" style:family="paragraph" style:parent-style-name="Standard">
      <style:text-properties officeooo:rsid="0015aa2c" officeooo:paragraph-rsid="0015aa2c" fo:background-color="transparent"/>
    </style:style>
    <style:style style:name="P5" style:family="paragraph" style:parent-style-name="Standard">
      <style:text-properties officeooo:rsid="0015f83b" officeooo:paragraph-rsid="0015f83b" fo:background-color="transparent"/>
    </style:style>
    <style:style style:name="P6" style:family="paragraph" style:parent-style-name="Standard">
      <style:text-properties officeooo:rsid="0015f83b" officeooo:paragraph-rsid="0015f83b"/>
    </style:style>
    <style:style style:name="P7" style:family="paragraph" style:parent-style-name="Standard">
      <style:text-properties style:font-name="Bitstream Charter" officeooo:rsid="00197157" officeooo:paragraph-rsid="00197157"/>
    </style:style>
    <style:style style:name="P8" style:family="paragraph" style:parent-style-name="Standard">
      <style:paragraph-properties fo:text-align="start" style:justify-single-word="false"/>
      <style:text-properties style:font-name="Bitstream Charter" officeooo:rsid="00197157" officeooo:paragraph-rsid="00197157"/>
    </style:style>
    <style:style style:name="P9" style:family="paragraph" style:parent-style-name="Standard">
      <style:text-properties style:font-name="Bitstream Charter" officeooo:rsid="00197157" officeooo:paragraph-rsid="001aabf8"/>
    </style:style>
    <style:style style:name="P10" style:family="paragraph" style:parent-style-name="Standard">
      <style:paragraph-properties fo:text-align="center" style:justify-single-word="false"/>
      <style:text-properties style:font-name="Bitstream Charter" fo:font-size="16pt" fo:font-weight="bold" officeooo:rsid="00197157" officeooo:paragraph-rsid="00197157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Bitstream Charter" fo:font-weight="bold" officeooo:rsid="00197157" officeooo:paragraph-rsid="00197157" style:font-weight-asian="bold" style:font-weight-complex="bold"/>
    </style:style>
    <style:style style:name="P12" style:family="paragraph" style:parent-style-name="Standard">
      <style:text-properties style:font-name="Bitstream Charter" officeooo:rsid="001aabf8" officeooo:paragraph-rsid="001aabf8"/>
    </style:style>
    <style:style style:name="P13" style:family="paragraph" style:parent-style-name="Standard">
      <style:text-properties officeooo:rsid="0015aa2c" officeooo:paragraph-rsid="0015aa2c"/>
    </style:style>
    <style:style style:name="P14" style:family="paragraph" style:parent-style-name="Standard">
      <style:text-properties officeooo:rsid="0012abf3" officeooo:paragraph-rsid="0012abf3"/>
    </style:style>
    <style:style style:name="T1" style:family="text">
      <style:text-properties officeooo:rsid="001455e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5aa2c" fo:background-color="transparent" loext:char-shading-value="0"/>
    </style:style>
    <style:style style:name="T4" style:family="text">
      <style:text-properties officeooo:rsid="001455e0" fo:background-color="transparent" loext:char-shading-value="0"/>
    </style:style>
    <style:style style:name="T5" style:family="text">
      <style:text-properties officeooo:rsid="0015f83b" fo:background-color="transparent" loext:char-shading-value="0"/>
    </style:style>
    <style:style style:name="T6" style:family="text">
      <style:text-properties officeooo:rsid="00188143" fo:background-color="transparent" loext:char-shading-value="0"/>
    </style:style>
    <style:style style:name="T7" style:family="text">
      <style:text-properties officeooo:rsid="001e9a27" fo:background-color="transparent" loext:char-shading-value="0"/>
    </style:style>
    <style:style style:name="T8" style:family="text">
      <style:text-properties officeooo:rsid="001729fa"/>
    </style:style>
    <style:style style:name="T9" style:family="text">
      <style:text-properties officeooo:rsid="001aabf8"/>
    </style:style>
    <style:style style:name="T10" style:family="text">
      <style:text-properties officeooo:rsid="001b229e"/>
    </style:style>
    <style:style style:name="T11" style:family="text">
      <style:text-properties officeooo:rsid="001ca3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e-entrega y </text:span><text:span text:style-name="T2">Entrega: </text:span><text:span text:style-name="T3">Física, usando normas </text:span><text:span text:style-name="T5">URU</text:span><text:span text:style-name="T3">.</text:span></text:p>
      <text:p text:style-name="P13"><text:span text:style-name="T2">Compañero: José Guillén - 04121748866 – </text:span><text:a xlink:type="simple" xlink:href="mailto:joseguillen03@hotmail.com" text:style-name="Internet_20_link" text:visited-style-name="Visited_20_Internet_20_Link"><text:span text:style-name="T2">joseguillen03@hotmail.com</text:span></text:a><text:span text:style-name="T2">.</text:span></text:p>
      <text:p text:style-name="P4">Empresa a entrevistar: <text:span text:style-name="T8">Atel.</text:span></text:p>
      <text:p text:style-name="P5"><text:span text:style-name="T8">C</text:span>ambios hechos en la planificación. 27 →<text:span text:style-name="T8"> </text:span>20 febrero, 10 abril →<text:span text:style-name="T8"> </text:span>semana anterior </text:p>
      <text:p text:style-name="P1"/>
      <text:p text:style-name="P1">1. Descripción de la empresa:</text:p>
      <text:p text:style-name="P1"><text:tab/>a. Nombre y localización.<text:span text:style-name="T2"> </text:span><text:span text:style-name="T3">(</text:span><text:span text:style-name="T6">P</text:span><text:span text:style-name="T3">uede ser bastante bagre)</text:span></text:p>
      <text:p text:style-name="P1"><text:tab/>b. Productos y servicios que brinda.</text:p>
      <text:p text:style-name="P1"><text:tab/>c. Tamaño según la camara de industriales. <text:span text:style-name="T3">(Internet)</text:span></text:p>
      <text:p text:style-name="P1"><text:tab/>d. Principales clientes. <text:span text:style-name="T3">(</text:span><text:span text:style-name="T2">Público en general, o empresas privadas</text:span><text:span text:style-name="T3">)</text:span></text:p>
      <text:p text:style-name="P1"><text:tab/>e. Organigrama de la empresa. <text:span text:style-name="T3">(</text:span><text:span text:style-name="T2">Básicamente la estructura básica de la empresa jerárquicamente</text:span><text:span text:style-name="T3">)</text:span></text:p>
      <text:p text:style-name="P1"/>
      <text:p text:style-name="P1">2. Descripción de las instalaciones:</text:p>
      <text:p text:style-name="P1"/>
      <text:p text:style-name="P1"><text:tab/>a. Superficie que ocupa la empresa. <text:span text:style-name="T3">(</text:span><text:span text:style-name="T2">separada por partes oficinas, producción, baños, si es <text:tab/>posible)</text:span></text:p>
      <text:p text:style-name="P1"><text:span text:style-name="T2"><text:tab/></text:span></text:p>
      <text:p text:style-name="P1"><text:span text:style-name="T2"><text:tab/><text:tab/></text:span><text:span text:style-name="T7">preguntar por mapa a ricky</text:span></text:p>
      <text:p text:style-name="P1"><text:span text:style-name="T2"><text:tab/></text:span></text:p>
      <text:p text:style-name="P1"><text:tab/>b. Lista de máquinas <text:span text:style-name="T1">y equipos </text:span>que posee.<text:span text:style-name="T2"> </text:span><text:span text:style-name="T3">(</text:span><text:span text:style-name="T2">Los equipos por lo general son móviles, sirven para <text:tab/>auxiliar a las máquinas. </text:span><text:span text:style-name="T4">Ver anexo para posible ficha a utilizar</text:span><text:span text:style-name="T3">)</text:span></text:p>
      <text:p text:style-name="P1"><text:span text:style-name="T3"/></text:p>
      <text:p text:style-name="P1"><text:span text:style-name="T3"><text:tab/><text:tab/></text:span></text:p>
      <text:p text:style-name="P1"><text:span text:style-name="T3"/></text:p>
      <text:p text:style-name="P1"><text:tab/>c. Materia prima. <text:span text:style-name="T4">(en empresa de servicios, el cliente es materia prima)</text:span></text:p>
      <text:p text:style-name="P1"><text:span text:style-name="T4"/></text:p>
      <text:p text:style-name="P1"><text:span text:style-name="T4"><text:tab/><text:tab/></text:span></text:p>
      <text:p text:style-name="P1"><text:span text:style-name="T4"/></text:p>
      <text:p text:style-name="P1"><text:span text:style-name="T1"><text:tab/>d. Volumen de producción en el año 2016.</text:span><text:span text:style-name="T4"> (en caso de ser de servicios, cuantos servicios se <text:tab/>hicieron)</text:span></text:p>
      <text:p text:style-name="P1"/>
      <text:p text:style-name="P1"><text:span text:style-name="T4"><text:tab/></text:span>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Anexo para ficha de maquinaria y equipos tentativa a usar</text:p>
      <text:p text:style-name="P6"/>
      <text:p text:style-name="P6"/>
      <text:p text:style-name="P3">Nombre<text:tab/><text:tab/><text:tab/><text:tab/><text:tab/><text:tab/><text:tab/><text:tab/><text:tab/><text:tab/><text:tab/><text:tab/>Foto</text:p>
      <text:p text:style-name="P3">Código</text:p>
      <text:p text:style-name="P3">Características Técnicas</text:p>
      <text:p text:style-name="P3">Tamaño</text:p>
      <text:p text:style-name="P3">Color</text:p>
      <text:p text:style-name="P3">Capacidad</text:p>
      <text:p text:style-name="P3">Herramientas a utilizar</text:p>
      <text:p text:style-name="P3">Tipo de electricida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Universidad Rafael Urdaneta</text:p>
      <text:p text:style-name="P7">Escuela de Ingeniería en Computación</text:p>
      <text:p text:style-name="P7">Tópicos de Ingenieria</text:p>
      <text:p text:style-name="P7">Profesora: </text:p>
      <text:p text:style-name="P7"/>
      <text:p text:style-name="P7"/>
      <text:p text:style-name="P10">“Situación actual de las empresas medianas y pequeñas de la región zuliana”</text:p>
      <text:p text:style-name="P7"/>
      <text:p text:style-name="P11">1. Descripción de la Empresa:</text:p>
      <text:p text:style-name="P7"><text:tab/>a. Nombre y Ubicación:</text:p>
      <text:p text:style-name="P8"><text:tab/><text:tab/>Atel Comunicaciones<text:span text:style-name="T9">,</text:span> <text:span text:style-name="T10">Maracaibo, </text:span>Avenida Universidad con <text:tab/><text:tab/><text:tab/><text:tab/><text:tab/><text:tab/>calle <text:span text:style-name="T9">61</text:span>, casa <text:span text:style-name="T9">12-33.</text:span></text:p>
      <text:p text:style-name="P7"><text:tab/></text:p>
      <text:p text:style-name="P7"><text:tab/>b. Productos y Servicios que brinda:</text:p>
      <text:p text:style-name="P7"><text:tab/><text:tab/>-<text:span text:style-name="T9">Venta y alquiler de radios</text:span></text:p>
      <text:p text:style-name="P7"><text:tab/><text:tab/>-<text:span text:style-name="T9">Repetidores</text:span></text:p>
      <text:p text:style-name="P7"><text:tab/><text:tab/>-<text:span text:style-name="T9">Sistema de GPS</text:span></text:p>
      <text:p text:style-name="P7"><text:tab/><text:tab/>-<text:span text:style-name="T9">Software Biométrico</text:span></text:p>
      <text:p text:style-name="P9"><text:tab/><text:tab/>-<text:span text:style-name="T9">Sistemas de seguridad</text:span></text:p>
      <text:p text:style-name="P9"><text:tab/><text:tab/>-<text:span text:style-name="T9">Servicios de postproducción, televisión y grabación.</text:span></text:p>
      <text:p text:style-name="P9"><text:tab/><text:tab/>-<text:span text:style-name="T9">Soporte técnico</text:span></text:p>
      <text:p text:style-name="P7"/>
      <text:p text:style-name="P7"><text:tab/>c. Tamaño según la cámara de industriales:</text:p>
      <text:p text:style-name="P12"><text:tab/><text:tab/>Empresa mediana.</text:p>
      <text:p text:style-name="P12"/>
      <text:p text:style-name="P7"><text:tab/>d. Principales clientes:</text:p>
      <text:p text:style-name="P7"><text:tab/><text:tab/>-<text:span text:style-name="T9">PDVSA</text:span></text:p>
      <text:p text:style-name="P7"><text:tab/><text:tab/>-<text:span text:style-name="T11">Corpoelec</text:span></text:p>
      <text:p text:style-name="P7"><text:tab/><text:tab/>-<text:span text:style-name="T9">Alcaldías</text:span></text:p>
      <text:p text:style-name="P7"><text:tab/><text:tab/>-<text:span text:style-name="T9">Drolanca</text:span></text:p>
      <text:p text:style-name="P12"><text:tab/><text:tab/>-Coveca</text:p>
      <text:p text:style-name="P12"><text:tab/><text:tab/>-P<text:span text:style-name="T11">ú</text:span>blico <text:span text:style-name="T11">y empresas </text:span>en general</text:p>
      <text:p text:style-name="P12"/>
      <text:p text:style-name="P7"><text:soft-page-break/><text:tab/>e. Organigrama de la empresa: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1:52:17.118590789</meta:creation-date>
    <dc:date>2017-02-03T17:34:48.452564588</dc:date>
    <meta:editing-duration>PT12H12M2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4" meta:paragraph-count="58" meta:word-count="285" meta:character-count="1967" meta:non-whitespace-character-count="1654"/>
  </office:meta>
</office:document-meta>
</file>